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rsid="0018d055" officeooo:paragraph-rsid="0018d055"/>
    </style:style>
    <style:style style:name="P16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44f6d"/>
    </style:style>
    <style:style style:name="T10" style:family="text">
      <style:text-properties officeooo:rsid="0016029b"/>
    </style:style>
    <style:style style:name="T11" style:family="text">
      <style:text-properties officeooo:rsid="001777d7"/>
    </style:style>
    <style:style style:name="T12" style:family="text">
      <style:text-properties officeooo:rsid="00177824"/>
    </style:style>
    <style:style style:name="T13" style:family="text">
      <style:text-properties officeooo:rsid="0017fa74"/>
    </style:style>
    <style:style style:name="T14" style:family="text">
      <style:text-properties officeooo:rsid="0018d055"/>
    </style:style>
    <style:style style:name="T15" style:family="text">
      <style:text-properties officeooo:rsid="001ad1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verview</text:p>
      <text:p text:style-name="P4"><text:span text:style-name="T2">Group Size &lt;= 4<text:tab/><text:tab/><text:tab/><text:tab/></text:span><text:span text:style-name="T3">[]</text:span></text:p>
      <text:p text:style-name="P4"><text:span text:style-name="T3"/></text:p>
      <text:p text:style-name="P5">Submitting</text:p>
      <text:p text:style-name="P5">GIT Hub Repository<text:tab/><text:tab/><text:tab/><text:tab/>[]</text:p>
      <text:p text:style-name="P5">Live File Server<text:tab/><text:tab/><text:tab/><text:tab/>[]</text:p>
      <text:p text:style-name="P5">Email Message containing </text:p>
      <text:p text:style-name="P5"><text:tab/>group member names<text:tab/><text:tab/><text:tab/>[]</text:p>
      <text:p text:style-name="P5"><text:tab/>GIT Repository URL<text:tab/><text:tab/><text:tab/>[]</text:p>
      <text:p text:style-name="P5"><text:tab/>Web Address<text:tab/><text:tab/><text:tab/><text:tab/>[]</text:p>
      <text:p text:style-name="P3"><text:tab/> <text:s text:c="7"/></text:p>
      <text:p text:style-name="P5"><text:span text:style-name="T1">Use MongoDB<text:tab/><text:tab/><text:tab/><text:tab/>[]<text:tab/><text:tab/>import employees,json<text:tab/></text:span><text:tab/>[X]<text:tab/></text:p>
      <text:p text:style-name="P5"><text:tab/><text:span text:style-name="T1">import books.json<text:tab/><text:tab/></text:span><text:tab/>[X]<text:tab/></text:p>
      <text:p text:style-name="P5"/>
      <text:p text:style-name="P4"><text:span text:style-name="T4">Single Page Application<text:tab/></text:span><text:span text:style-name="T8"> <text:s text:c="11"/><text:tab/></text:span><text:span text:style-name="T3">[]</text:span></text:p>
      <text:p text:style-name="P4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5">X</text:span>]</text:p>
      <text:p text:style-name="P12"><text:tab/>express.js rest web services<text:tab/><text:tab/>[<text:span text:style-name="T15">X</text:span>]</text:p>
      <text:p text:style-name="P12"><text:tab/><text:span text:style-name="T9">use new CSS framework<text:tab/><text:tab/>[X]</text:span></text:p>
      <text:p text:style-name="P12"/>
      <text:p text:style-name="P5"><text:span text:style-name="T9">Rest Service Functionality</text:span></text:p>
      <text:p text:style-name="P5"><text:tab/><text:span text:style-name="T9">Employee Retrieve info</text:span><text:tab/><text:tab/>[]</text:p>
      <text:p text:style-name="P5"><text:tab/><text:span text:style-name="T9">To Do Data (CRUD capability) <text:s text:c="5"/>[][][][]</text:span></text:p>
      <text:p text:style-name="P5"><text:tab/><text:span text:style-name="T9">Book Info (Retrieve capability)</text:span><text:tab/>[]</text:p>
      <text:p text:style-name="P5"><text:tab/><text:span text:style-name="T9">Emp. Message (create &amp; retrieve)</text:span><text:tab/>[]</text:p>
      <text:p text:style-name="P4"/>
      <text:p text:style-name="P5"><text:span text:style-name="T14">Sign in page<text:tab/><text:tab/><text:tab/><text:tab/><text:tab/>[]</text:span></text:p>
      <text:p text:style-name="P5"><text:tab/><text:span text:style-name="T10">username</text:span><text:tab/><text:tab/><text:tab/><text:tab/>[]</text:p>
      <text:p text:style-name="P5"><text:tab/><text:span text:style-name="T10">password</text:span><text:tab/><text:tab/><text:tab/><text:tab/>[]</text:p>
      <text:p text:style-name="P4"><text:span text:style-name="T3"><text:tab/></text:span><text:span text:style-name="T5">remember me<text:tab/><text:tab/><text:tab/><text:tab/>[</text:span><text:span text:style-name="T3">]</text:span></text:p>
      <text:p text:style-name="P4"><text:span text:style-name="T3"><text:tab/></text:span><text:span text:style-name="T5">create new user</text:span></text:p>
      <text:p text:style-name="P4"><text:span text:style-name="T5"><text:tab/><text:tab/>username, password, email<text:tab/>[]</text:span></text:p>
      <text:p text:style-name="P4"><text:span text:style-name="T5"><text:tab/><text:tab/>add to database<text:tab/><text:tab/>[]</text:span></text:p>
      <text:p text:style-name="P4"><text:span text:style-name="T5"><text:tab/><text:tab/>email confirmation<text:tab/><text:tab/>[]</text:span></text:p>
      <text:p text:style-name="P4"><text:span text:style-name="T5"><text:tab/><text:tab/>no duplicates</text:span></text:p>
      <text:p text:style-name="P4"><text:span text:style-name="T3"><text:tab/></text:span><text:span text:style-name="T5">forgot username/pw<text:tab/><text:tab/><text:tab/>[][]</text:span></text:p>
      <text:p text:style-name="P4"><text:tab/><text:span text:style-name="T10">session enabled<text:tab/><text:tab/><text:tab/>[]</text:span></text:p>
      <text:p text:style-name="P4"><text:tab/><text:span text:style-name="T10">token use<text:tab/><text:tab/><text:tab/><text:tab/>[]</text:span></text:p>
      <text:p text:style-name="P4"><text:tab/></text:p>
      <text:p text:style-name="P5"><text:span text:style-name="T11">Dash board Page</text:span><text:tab/><text:tab/><text:tab/><text:tab/>[]</text:p>
      <text:p text:style-name="P8"><text:tab/><text:span text:style-name="T13">header / footer<text:tab/><text:tab/><text:tab/><text:tab/>[]</text:span></text:p>
      <text:p text:style-name="P8"><text:span text:style-name="T12"><text:tab/>todo list<text:tab/><text:tab/><text:tab/><text:tab/>[]</text:span></text:p>
      <text:p text:style-name="P8"><text:tab/><text:span text:style-name="T13">message list<text:tab/><text:tab/><text:tab/><text:tab/>[]</text:span></text:p>
      <text:p text:style-name="P8"><text:tab/><text:span text:style-name="T13">book list<text:tab/><text:tab/><text:tab/><text:tab/>[]</text:span></text:p>
      <text:p text:style-name="P13">About Page</text:p>
      <text:p text:style-name="P13"><text:tab/>git hub link<text:tab/><text:tab/><text:tab/><text:tab/><text:span text:style-name="T15">[]</text:span></text:p>
      <text:p text:style-name="P13"><text:tab/><text:span text:style-name="T15">live site <text:tab/><text:tab/><text:tab/><text:tab/>[]</text:span></text:p>
      <text:p text:style-name="P13"><text:tab/>documentation<text:tab/><text:tab/><text:tab/><text:span text:style-name="T15">[]</text:span></text:p>
      <text:p text:style-name="P13"><text:tab/><text:span text:style-name="T15">about us<text:tab/><text:tab/><text:tab/><text:tab/>[]</text:span></text:p>
      <text:p text:style-name="P13"/>
      <text:p text:style-name="P5"><text:span text:style-name="T13">To do list Card</text:span></text:p>
      <text:p text:style-name="P5"><text:tab/><text:span text:style-name="T13">status matrerial chip<text:tab/><text:tab/><text:tab/>[]</text:span></text:p>
      <text:p text:style-name="P5"><text:tab/><text:span text:style-name="T13">priority material chip</text:span><text:tab/><text:tab/><text:tab/>[]</text:p>
      <text:p text:style-name="P5"/>
      <text:p text:style-name="P5"><text:tab/><text:span text:style-name="T13">create new todo(success/fail)</text:span><text:tab/><text:tab/>[]<text:span text:style-name="T13">[]</text:span></text:p>
      <text:p text:style-name="P9"><text:tab/><text:span text:style-name="T13">update todo (success/fail)<text:tab/><text:tab/></text:span>[]<text:span text:style-name="T13">[]</text:span></text:p>
      <text:p text:style-name="P9"><text:tab/><text:span text:style-name="T13">delete entries<text:tab/>(success/fail)<text:tab/></text:span><text:tab/>[]<text:span text:style-name="T13">[]</text:span></text:p>
      <text:p text:style-name="P5"><text:tab/><text:span text:style-name="T13">sort by date<text:tab/><text:tab/></text:span><text:tab/><text:tab/>[]</text:p>
      <text:p text:style-name="P5"><text:tab/></text:p>
      <text:p text:style-name="P5"><text:span text:style-name="T13">Message List Card</text:span></text:p>
      <text:p text:style-name="P11"><text:tab/><text:span text:style-name="T1">view existing messages<text:tab/><text:tab/>[]</text:span></text:p>
      <text:p text:style-name="P5"><text:tab/><text:span text:style-name="T13">Contact Name</text:span><text:tab/><text:tab/><text:tab/><text:tab/>[]</text:p>
      <text:p text:style-name="P5"><text:tab/><text:span text:style-name="T13">University Name &amp; link<text:tab/><text:tab/></text:span>[]<text:span text:style-name="T13">[]</text:span></text:p>
      <text:p text:style-name="P5"><text:tab/><text:span text:style-name="T13">date<text:tab/></text:span><text:tab/><text:tab/><text:tab/><text:tab/>[]</text:p>
      <text:p text:style-name="P5"><text:tab/><text:span text:style-name="T13">category</text:span><text:tab/><text:tab/><text:tab/><text:tab/>[]</text:p>
      <text:p text:style-name="P5"><text:tab/><text:span text:style-name="T13">messages<text:tab/><text:tab/><text:tab/></text:span><text:tab/>[]</text:p>
      <text:p text:style-name="P5"><text:tab/><text:span text:style-name="T13">university dialogue<text:tab/><text:tab/></text:span><text:tab/>[]</text:p>
      <text:p text:style-name="P5"><text:tab/><text:tab/><text:span text:style-name="T14">display details <text:s text:c="3"/><text:tab/> <text:s text:c="5"/>[][][][]</text:span>[]</text:p>
      <text:p text:style-name="P5"><text:tab/><text:tab/><text:span text:style-name="T14">map(format &amp; legend<text:tab/> <text:s text:c="8"/>[][][]</text:span></text:p>
      <text:p text:style-name="P5"/>
      <text:p text:style-name="P5"><text:span text:style-name="T14">Book List Card</text:span></text:p>
      <text:p text:style-name="P10"><text:tab/><text:span text:style-name="T1">view books<text:tab/>support []<text:tab/>sells<text:tab/>[]</text:span></text:p>
      <text:p text:style-name="P5"><text:tab/><text:span text:style-name="T14">isbn10<text:tab/><text:tab/><text:tab/></text:span><text:tab/> <text:s text:c="6"/><text:tab/>[]<text:tab/><text:span text:style-name="T14">title<text:tab/><text:tab/><text:tab/><text:tab/><text:tab/></text:span>[]</text:p>
      <text:p text:style-name="P5"><text:tab/><text:span text:style-name="T14">category<text:tab/><text:tab/><text:tab/><text:tab/>[]</text:span></text:p>
      <text:p text:style-name="P4"><text:span text:style-name="T3"><text:tab/></text:span><text:span text:style-name="T6">sort (+ change order)<text:tab/><text:tab/><text:tab/>[][]</text:span></text:p>
      <text:p text:style-name="P4"><text:span text:style-name="T6"/></text:p>
      <text:p text:style-name="P15"><text:span text:style-name="T3">Other</text:span></text:p>
      <text:p text:style-name="P15"><text:span text:style-name="T3"><text:tab/>Log Off Functionality<text:tab/><text:tab/><text:tab/>[]</text:span></text:p>
      <text:p text:style-name="P15"><text:span text:style-name="T3"><text:tab/></text:span></text:p>
      <text:p text:style-name="P10"><text:span text:style-name="T10">Optional Features</text:span></text:p>
      <text:p text:style-name="P10"><text:tab/><text:span text:style-name="T10">javaScript Tester<text:tab/><text:tab/><text:tab/>[]</text:span></text:p>
      <text:p text:style-name="P10"><text:span text:style-name="T6"><text:tab/></text:span><text:span text:style-name="T10">Postman test services<text:tab/></text:span><text:span text:style-name="T6"><text:tab/><text:tab/>[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3-17T11:19:40.259074946</dc:date>
    <meta:editing-cycles>17</meta:editing-cycles>
    <meta:editing-duration>PT2H23M5S</meta:editing-duration>
    <meta:generator>LibreOffice/5.0.3.2$Linux_X86_64 LibreOffice_project/00m0$Build-2</meta:generator>
    <meta:document-statistic meta:table-count="0" meta:image-count="0" meta:object-count="0" meta:page-count="1" meta:paragraph-count="77" meta:word-count="252" meta:character-count="1687" meta:non-whitespace-character-count="1264"/>
  </office:meta>
</office:document-meta>
</file>